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0e" officeooo:paragraph-rsid="0012e50e" style:font-size-asian="10pt" style:font-size-complex="10pt"/>
    </style:style>
    <style:style style:name="P2" style:family="paragraph" style:parent-style-name="Standard">
      <style:text-properties fo:font-size="10pt" officeooo:rsid="0012e50e" officeooo:paragraph-rsid="001570b7" style:font-size-asian="10pt" style:font-size-complex="10pt"/>
    </style:style>
    <style:style style:name="P3" style:family="paragraph" style:parent-style-name="Standard">
      <style:text-properties fo:font-size="10pt" officeooo:rsid="0012e50e" officeooo:paragraph-rsid="00191ae4" style:font-size-asian="10pt" style:font-size-complex="10pt"/>
    </style:style>
    <style:style style:name="P4" style:family="paragraph" style:parent-style-name="Standard">
      <style:text-properties fo:font-size="10pt" officeooo:rsid="001570b7" officeooo:paragraph-rsid="00191ae4" style:font-size-asian="10pt" style:font-size-complex="10pt"/>
    </style:style>
    <style:style style:name="P5" style:family="paragraph" style:parent-style-name="Standard">
      <style:text-properties fo:font-size="10pt" officeooo:rsid="0013a78c" officeooo:paragraph-rsid="0013a78c" style:font-size-asian="10pt" style:font-size-complex="10pt"/>
    </style:style>
    <style:style style:name="P6" style:family="paragraph" style:parent-style-name="Standard">
      <style:text-properties fo:font-size="10pt" officeooo:rsid="00183796" officeooo:paragraph-rsid="00183796" style:font-size-asian="10pt" style:font-size-complex="10pt"/>
    </style:style>
    <style:style style:name="P7" style:family="paragraph" style:parent-style-name="Standard">
      <style:text-properties fo:font-size="10pt" officeooo:rsid="001ba2f1" officeooo:paragraph-rsid="001ba2f1" style:font-size-asian="10pt" style:font-size-complex="10pt"/>
    </style:style>
    <style:style style:name="P8" style:family="paragraph" style:parent-style-name="Standard">
      <style:text-properties fo:font-size="10pt" officeooo:rsid="001ba2f1" officeooo:paragraph-rsid="001d8450" style:font-size-asian="10pt" style:font-size-complex="10pt"/>
    </style:style>
    <style:style style:name="P9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P10" style:family="paragraph" style:parent-style-name="Standard">
      <style:text-properties fo:font-size="10pt" officeooo:rsid="002138e9" officeooo:paragraph-rsid="002138e9" style:font-size-asian="10pt" style:font-size-complex="10pt"/>
    </style:style>
    <style:style style:name="P11" style:family="paragraph" style:parent-style-name="Standard">
      <style:text-properties fo:font-size="10pt" officeooo:rsid="002138e9" officeooo:paragraph-rsid="00225fac" style:font-size-asian="10pt" style:font-size-complex="10pt"/>
    </style:style>
    <style:style style:name="P12" style:family="paragraph" style:parent-style-name="Standard">
      <style:text-properties fo:font-size="10pt" officeooo:rsid="00234336" officeooo:paragraph-rsid="00234336" style:font-size-asian="10pt" style:font-size-complex="10pt"/>
    </style:style>
    <style:style style:name="P13" style:family="paragraph" style:parent-style-name="Standard">
      <style:text-properties fo:font-size="10pt" officeooo:rsid="002516ab" officeooo:paragraph-rsid="002516ab" style:font-size-asian="10pt" style:font-size-complex="10pt"/>
    </style:style>
    <style:style style:name="P14" style:family="paragraph" style:parent-style-name="Standard">
      <style:text-properties fo:font-size="10pt" officeooo:rsid="00267e29" officeooo:paragraph-rsid="00267e29" style:font-size-asian="10pt" style:font-size-complex="10pt"/>
    </style:style>
    <style:style style:name="P15" style:family="paragraph" style:parent-style-name="Standard">
      <style:text-properties fo:font-size="10pt" officeooo:rsid="002c65b7" officeooo:paragraph-rsid="002c65b7" style:font-size-asian="10pt" style:font-size-complex="10pt"/>
    </style:style>
    <style:style style:name="P16" style:family="paragraph" style:parent-style-name="Standard" style:list-style-name="L1">
      <style:text-properties fo:font-size="10pt" officeooo:rsid="002c65b7" officeooo:paragraph-rsid="002c65b7" style:font-size-asian="10pt" style:font-size-complex="10pt"/>
    </style:style>
    <style:style style:name="P17" style:family="paragraph" style:parent-style-name="Standard" style:list-style-name="L1">
      <style:text-properties fo:font-size="10pt" officeooo:rsid="002e324d" officeooo:paragraph-rsid="002e324d" style:font-size-asian="10pt" style:font-size-complex="10pt"/>
    </style:style>
    <style:style style:name="P18" style:family="paragraph" style:parent-style-name="Standard" style:list-style-name="L1">
      <style:text-properties fo:font-size="10pt" officeooo:rsid="0030135e" officeooo:paragraph-rsid="0030135e" style:font-size-asian="10pt" style:font-size-complex="10pt"/>
    </style:style>
    <style:style style:name="P19" style:family="paragraph" style:parent-style-name="Standard">
      <style:text-properties fo:font-size="10pt" officeooo:rsid="0030135e" officeooo:paragraph-rsid="0030135e" style:font-size-asian="10pt" style:font-size-complex="10pt"/>
    </style:style>
    <style:style style:name="P20" style:family="paragraph" style:parent-style-name="Standard">
      <style:text-properties fo:font-size="10pt" officeooo:rsid="0036ad74" officeooo:paragraph-rsid="0036ad74" style:font-size-asian="10pt" style:font-size-complex="10pt"/>
    </style:style>
    <style:style style:name="P21" style:family="paragraph" style:parent-style-name="Standard">
      <style:text-properties fo:font-size="10pt" officeooo:rsid="00370b24" officeooo:paragraph-rsid="00370b24" style:font-size-asian="10pt" style:font-size-complex="10pt"/>
    </style:style>
    <style:style style:name="P22" style:family="paragraph" style:parent-style-name="Standard">
      <style:text-properties fo:font-size="10pt" officeooo:rsid="0038aaee" officeooo:paragraph-rsid="0038aaee" style:font-size-asian="10pt" style:font-size-complex="10pt"/>
    </style:style>
    <style:style style:name="P23" style:family="paragraph" style:parent-style-name="Standard">
      <style:text-properties fo:font-size="10pt" officeooo:rsid="00399045" officeooo:paragraph-rsid="00399045" style:font-size-asian="10pt" style:font-size-complex="10pt"/>
    </style:style>
    <style:style style:name="P24" style:family="paragraph" style:parent-style-name="Standard">
      <style:text-properties fo:font-size="10pt" officeooo:rsid="003a058e" officeooo:paragraph-rsid="003a058e" style:font-size-asian="10pt" style:font-size-complex="10pt"/>
    </style:style>
    <style:style style:name="P25" style:family="paragraph" style:parent-style-name="Standard">
      <style:text-properties fo:font-size="10pt" officeooo:rsid="003b8520" officeooo:paragraph-rsid="003b8520" style:font-size-asian="10pt" style:font-size-complex="10pt"/>
    </style:style>
    <style:style style:name="P26" style:family="paragraph" style:parent-style-name="Standard">
      <style:text-properties fo:font-size="10pt" officeooo:rsid="003d4918" officeooo:paragraph-rsid="003d4918" style:font-size-asian="10pt" style:font-size-complex="10pt"/>
    </style:style>
    <style:style style:name="P27" style:family="paragraph" style:parent-style-name="Standard">
      <style:text-properties fo:font-size="10pt" officeooo:rsid="003e3c05" officeooo:paragraph-rsid="003e3c05" style:font-size-asian="10pt" style:font-size-complex="10pt"/>
    </style:style>
    <style:style style:name="P28" style:family="paragraph" style:parent-style-name="Standard">
      <style:text-properties fo:font-size="10pt" officeooo:rsid="00410b28" officeooo:paragraph-rsid="00410b28" style:font-size-asian="10pt" style:font-size-complex="10pt"/>
    </style:style>
    <style:style style:name="P29" style:family="paragraph" style:parent-style-name="Standard">
      <style:text-properties fo:font-size="10pt" officeooo:rsid="00418b1c" officeooo:paragraph-rsid="00418b1c" style:font-size-asian="10pt" style:font-size-complex="10pt"/>
    </style:style>
    <style:style style:name="P30" style:family="paragraph" style:parent-style-name="Standard">
      <style:text-properties fo:font-size="10pt" officeooo:rsid="0042d251" officeooo:paragraph-rsid="0042d251" style:font-size-asian="10pt" style:font-size-complex="10pt"/>
    </style:style>
    <style:style style:name="P31" style:family="paragraph" style:parent-style-name="Standard">
      <style:text-properties fo:font-size="10pt" officeooo:rsid="00447633" officeooo:paragraph-rsid="00447633" style:font-size-asian="10pt" style:font-size-complex="10pt"/>
    </style:style>
    <style:style style:name="P32" style:family="paragraph" style:parent-style-name="Standard">
      <style:text-properties fo:font-size="10pt" officeooo:rsid="0049e493" officeooo:paragraph-rsid="0049e493" style:font-size-asian="10pt" style:font-size-complex="10pt"/>
    </style:style>
    <style:style style:name="P33" style:family="paragraph" style:parent-style-name="Standard">
      <style:text-properties fo:font-size="10pt" officeooo:rsid="004b295c" officeooo:paragraph-rsid="004b295c" style:font-size-asian="10pt" style:font-size-complex="10pt"/>
    </style:style>
    <style:style style:name="P34" style:family="paragraph" style:parent-style-name="Standard">
      <style:text-properties fo:font-size="10pt" officeooo:paragraph-rsid="00477e51" style:font-size-asian="8.75pt" style:font-size-complex="10pt"/>
    </style:style>
    <style:style style:name="P35" style:family="paragraph" style:parent-style-name="Standard">
      <style:text-properties officeooo:paragraph-rsid="0033f274"/>
    </style:style>
    <style:style style:name="P36" style:family="paragraph" style:parent-style-name="Standard">
      <style:text-properties officeooo:rsid="0046402b" officeooo:paragraph-rsid="0046402b"/>
    </style:style>
    <style:style style:name="P37" style:family="paragraph" style:parent-style-name="Standard">
      <style:text-properties officeooo:paragraph-rsid="00477e51"/>
    </style:style>
    <style:style style:name="P38" style:family="paragraph" style:parent-style-name="Standard">
      <style:paragraph-properties fo:break-before="page"/>
      <style:text-properties officeooo:paragraph-rsid="0033f274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  <style:style style:name="T5" style:family="text">
      <style:text-properties officeooo:rsid="001d8450"/>
    </style:style>
    <style:style style:name="T6" style:family="text">
      <style:text-properties officeooo:rsid="0027b9eb"/>
    </style:style>
    <style:style style:name="T7" style:family="text">
      <style:text-properties officeooo:rsid="00293b72"/>
    </style:style>
    <style:style style:name="T8" style:family="text">
      <style:text-properties officeooo:rsid="002afb2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3f274" style:font-size-asian="10pt" style:font-size-complex="10pt"/>
    </style:style>
    <style:style style:name="T11" style:family="text">
      <style:text-properties fo:font-size="10pt" officeooo:rsid="003523d5" style:font-size-asian="10pt" style:font-size-complex="10pt"/>
    </style:style>
    <style:style style:name="T12" style:family="text">
      <style:text-properties fo:font-size="10pt" officeooo:rsid="00477e51" style:font-size-asian="10pt" style:font-size-complex="10pt"/>
    </style:style>
    <style:style style:name="T13" style:family="text">
      <style:text-properties officeooo:rsid="003f225c"/>
    </style:style>
    <style:style style:name="T14" style:family="text">
      <style:text-properties officeooo:rsid="00480f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4">target=”_blank” rel =”next”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5">target=”_<text:span text:style-name="T3">blank</text:span>”</text:p>
      <text:p text:style-name="P6">rel= ”next” relationship between object to link object.</text:p>
      <text:p text:style-name="P6"/>
      <text:p text:style-name="P7">Hyperlink reference to a link page</text:p>
      <text:p text:style-name="P7">&lt;p&gt;&lt;a href="https://www.rudzy123.com/" title="Visit rudzy123.com"&gt;Visit rudzy123.com!&lt;/a&gt;&lt;/p&gt;</text:p>
      <text:p text:style-name="P7"/>
      <text:p text:style-name="P8">Hyperlink reference to a <text:span text:style-name="T5">downloadable file.</text:span></text:p>
      <text:p text:style-name="P8">&lt;p&gt;Download our &lt;a href="_assets/syntax.zip" title="Syntax HTML reference"&gt;HTML syntax reference!&lt;/a&gt;&lt;/p&gt;</text:p>
      <text:p text:style-name="P8">&lt;p&gt;Download our &lt;a href="_assets/syntax.pdf" title="Syntax HTML reference PDF"&gt;HTML syntax reference!&lt;/a&gt;&lt;/p&gt;</text:p>
      <text:p text:style-name="P8"><text:s/>&lt;p&gt;Download our &lt;a href="_assets/syntax.pdf" title="Syntax HTML reference PDF" download&gt;HTML syntax reference!&lt;/a&gt;&lt;/p&gt;</text:p>
      <text:p text:style-name="P8"/>
      <text:p text:style-name="P9">Linking to page regions</text:p>
      <text:p text:style-name="P9"><text:s text:c="2"/>&lt;p&gt;&lt;a href="#one" title="section one"&gt;Link to Section 1&lt;/a&gt;&lt;/p&gt;</text:p>
      <text:p text:style-name="P9"/>
      <text:p text:style-name="P10">Creating Lists</text:p>
      <text:p text:style-name="P10">Definition lists</text:p>
      <text:p text:style-name="P10">&lt;dl&gt; Definition List</text:p>
      <text:p text:style-name="P11">&lt;dt&gt; Definition Term</text:p>
      <text:p text:style-name="P10">&lt;dd&gt; Definition Description</text:p>
      <text:p text:style-name="P12"/>
      <text:p text:style-name="P12">Controlling Styling</text:p>
      <text:p text:style-name="P12"/>
      <text:p text:style-name="P13">-DOM: Document Object Model</text:p>
      <text:p text:style-name="P14">-JavaScript starts counting from 0</text:p>
      <text:p text:style-name="P14">-If the JavaScript within your &lt;script&gt; tags contains a syntax error, <text:span text:style-name="T6">None of the JavaScript works but the web page still renders.</text:span></text:p>
      <text:p text:style-name="P14">-<text:span text:style-name="T7">The ID attribute is unique. Each particular ID name can only be assigned once per HTML page.</text:span></text:p>
      <text:p text:style-name="P14">-<text:span text:style-name="T8">Whenever a browser encounters a script tag, the browser will stop, execute the code, then resume rendering the page.</text:span></text:p>
      <text:p text:style-name="P15">Great tools for use:</text:p>
      <text:list xml:id="list2010859666" text:style-name="L1">
        <text:list-item>
          <text:p text:style-name="P16">Validator.w3.org --- To check out and validate your document outlines onsite.</text:p>
        </text:list-item>
        <text:list-item>
          <text:p text:style-name="P17">Mozilla developer network</text:p>
        </text:list-item>
        <text:list-item>
          <text:p text:style-name="P17">Webplatform.org </text:p>
        </text:list-item>
        <text:list-item>
          <text:p text:style-name="P18">HTML Rocks.com</text:p>
        </text:list-item>
        <text:list-item>
          <text:p text:style-name="P18">HTML5 Doctor</text:p>
        </text:list-item>
      </text:list>
      <text:p text:style-name="P19"/>
      <text:p text:style-name="P38"><text:span text:style-name="T10">What is CSS? Cascading Style Sheets.</text:span></text:p>
      <text:p text:style-name="P36"><text:span text:style-name="T10">C</text:span><text:span text:style-name="T9">SS is a stylesheet language used to identify elements in a document and specify what style should be applied.</text:span></text:p>
      <text:p text:style-name="P35"><text:span text:style-name="T10">How to Apply it?<text:line-break/><text:tab/>Inline Styles &lt;p style=’color: #0000;’&gt;</text:span></text:p>
      <text:p text:style-name="P35"><text:span text:style-name="T10"><text:tab/>Style blocks /*</text:span></text:p>
      <text:p text:style-name="P35"><text:span text:style-name="T10"><text:tab/><text:tab/><text:tab/>p{</text:span></text:p>
      <text:p text:style-name="P35"><text:span text:style-name="T10"><text:tab/><text:tab/><text:tab/><text:tab/>color: #0000;<text:tab/></text:span></text:p>
      <text:p text:style-name="P35"><text:span text:style-name="T10"><text:tab/><text:tab/><text:tab/>}</text:span></text:p>
      <text:p text:style-name="P35"><text:span text:style-name="T10"><text:tab/><text:tab/><text:tab/>*/</text:span></text:p>
      <text:p text:style-name="P35"><text:span text:style-name="T10"><text:tab/></text:span><text:span text:style-name="T11">External Style sheets<text:tab/>style.css</text:span></text:p>
      <text:p text:style-name="P20">-Content should be accessible to all.</text:p>
      <text:p text:style-name="P20">-Browser styles vary from browser to browser.</text:p>
      <text:p text:style-name="P21">CSS Syntax:</text:p>
      <text:p text:style-name="P21"><text:s/>p {</text:p>
      <text:p text:style-name="P21"><text:tab/>font-family: Arial;</text:p>
      <text:p text:style-name="P21"><text:tab/>font-size: 14px;</text:p>
      <text:p text:style-name="P21">}</text:p>
      <text:p text:style-name="P21"/>
      <text:p text:style-name="P22">p- selector</text:p>
      <text:p text:style-name="P22">{}- declaration block</text:p>
      <text:p text:style-name="P22">property : value</text:p>
      <text:p text:style-name="P22"/>
      <text:p text:style-name="P23">Spacing does not matter.</text:p>
      <text:p text:style-name="P24">Types of selectors: Element selector, Class selector, ID selector, Descendant selector</text:p>
      <text:p text:style-name="P25">Element selector: global one</text:p>
      <text:p text:style-name="P25">Class selector: any HTML element</text:p>
      <text:p text:style-name="P25">ID selector: must be unique</text:p>
      <text:p text:style-name="P26">Element selector: combinations that limit applications</text:p>
      <text:p text:style-name="P27"/>
      <text:p text:style-name="P27">Tips for working with CSS and HTML</text:p>
      <text:p text:style-name="P27">-Use meaningful class and ID names.</text:p>
      <text:p text:style-name="P27">-Use a consistent HTML structure.</text:p>
      <text:p text:style-name="P27">-<text:span text:style-name="T13">Structure first and design second.</text:span></text:p>
      <text:p text:style-name="P28">Child rules will always override parent rules especially in the heir achy of characteristics </text:p>
      <text:p text:style-name="P29">Test1: Set all text to grey, Set Paragraph text within the .context class to purple, set background of the header to black.</text:p>
      <text:p text:style-name="P29"/>
      <text:p text:style-name="P30">Inline styles: Carry the most weight.</text:p>
      <text:p text:style-name="P31">All browsers have a default style sheet they refer back to.</text:p>
      <text:p text:style-name="P37"><text:span text:style-name="T12">CSS3 is from </text:span><text:a xlink:type="simple" xlink:href="https://www.w3.org/Style/CSS/current-work" text:style-name="Internet_20_link" text:visited-style-name="Visited_20_Internet_20_Link">https://www.w3.org/Style/CSS/current-work</text:a> <text:span text:style-name="T14">from 2011</text:span></text:p>
      <text:p text:style-name="P32">caniuse.com is a good site to see if what you implementation.</text:p>
      <text:p text:style-name="P33">Qurksmode.org is a good site </text:p>
      <text:p text:style-name="P33">browserstack is good for testing you website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20T19:58:58.026626749</dc:date>
    <meta:editing-duration>PT4H50M56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2" meta:paragraph-count="70" meta:word-count="417" meta:character-count="2870" meta:non-whitespace-character-count="2501"/>
  </office:meta>
</office:document-meta>
</file>